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2000000320ECC818814749F57D.png" manifest:media-type="image/png"/>
  <manifest:file-entry manifest:full-path="Pictures/10000201000007ED0000011726132DA9089DBE98.png" manifest:media-type="image/png"/>
  <manifest:file-entry manifest:full-path="Pictures/100002010000012C0000012C614C1C5AFC085C0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5555in" fo:margin-bottom="0in" loext:contextual-spacing="false" fo:line-height="100%" fo:padding="0in" fo:border="none"/>
    </style:style>
    <style:style style:name="P2" style:family="paragraph" style:parent-style-name="Standard">
      <style:paragraph-properties fo:margin-top="0.139in" fo:margin-bottom="1in" loext:contextual-spacing="false" fo:line-height="100%" fo:padding="0in" fo:border="none"/>
    </style:style>
    <style:style style:name="P3" style:family="paragraph" style:parent-style-name="Standard">
      <style:paragraph-properties fo:text-align="end" style:justify-single-word="false" fo:padding="0in" fo:border="none"/>
    </style:style>
    <style:style style:name="P4" style:family="paragraph" style:parent-style-name="Heading_20_1">
      <style:paragraph-properties fo:line-height="100%" fo:padding="0in" fo:border="none"/>
    </style:style>
    <style:style style:name="P5" style:family="paragraph" style:parent-style-name="Standard">
      <style:paragraph-properties fo:margin-left="-0.0102in" fo:margin-right="0in" fo:margin-top="0.139in" fo:margin-bottom="1in" loext:contextual-spacing="false" fo:line-height="100%" fo:text-indent="0in" style:auto-text-indent="false" fo:padding="0in" fo:border="none"/>
    </style:style>
    <style:style style:name="P6" style:family="paragraph" style:parent-style-name="Standard">
      <style:paragraph-properties fo:margin-left="0.5in" fo:margin-right="0in" fo:text-indent="0in" style:auto-text-indent="false" fo:padding="0in" fo:border="none"/>
    </style:style>
    <style:style style:name="P7" style:family="paragraph" style:parent-style-name="Title">
      <style:paragraph-properties fo:padding="0in" fo:border="none"/>
      <style:text-properties fo:color="#283592" fo:font-size="34pt" officeooo:rsid="0007ef0a" officeooo:paragraph-rsid="0007ef0a" style:font-size-asian="34pt" style:font-size-complex="34pt"/>
    </style:style>
    <style:style style:name="P8" style:family="paragraph" style:parent-style-name="Subtitle">
      <style:paragraph-properties fo:padding="0in" fo:border="none"/>
      <style:text-properties fo:color="#e01b84" fo:font-weight="bold" officeooo:rsid="0007ef0a" officeooo:paragraph-rsid="0007ef0a" style:font-weight-asian="bold"/>
    </style:style>
    <style:style style:name="P9" style:family="paragraph" style:parent-style-name="Heading_20_1">
      <style:paragraph-properties fo:padding="0in" fo:border="none"/>
      <style:text-properties fo:color="#000000" fo:font-size="16pt" officeooo:rsid="0007ef0a" officeooo:paragraph-rsid="0007ef0a" style:font-size-asian="16pt" style:font-size-complex="16pt"/>
    </style:style>
    <style:style style:name="P10" style:family="paragraph" style:parent-style-name="Heading_20_1">
      <style:paragraph-properties fo:padding="0in" fo:border="none"/>
      <style:text-properties fo:color="#000000" fo:font-size="16pt" officeooo:rsid="0009dd39" officeooo:paragraph-rsid="0009dd39" style:font-size-asian="16pt" style:font-size-complex="16pt"/>
    </style:style>
    <style:style style:name="P11" style:family="paragraph" style:parent-style-name="Heading_20_2" style:list-style-name="WWNum2">
      <style:paragraph-properties fo:margin-left="0.5in" fo:margin-right="0in" fo:text-indent="-0.25in" style:auto-text-indent="false" fo:padding="0in" fo:border="none"/>
    </style:style>
    <style:style style:name="P12" style:family="paragraph" style:parent-style-name="Standard">
      <style:paragraph-properties fo:padding="0in" fo:border="none"/>
      <style:text-properties officeooo:rsid="0007ef0a" officeooo:paragraph-rsid="0007ef0a"/>
    </style:style>
    <style:style style:name="P13" style:family="paragraph" style:parent-style-name="Standard" style:list-style-name="L1">
      <style:paragraph-properties fo:padding="0in" fo:border="none"/>
      <style:text-properties officeooo:rsid="0007ef0a" officeooo:paragraph-rsid="0007ef0a"/>
    </style:style>
    <style:style style:name="P14" style:family="paragraph" style:parent-style-name="Standard" style:list-style-name="L1">
      <style:paragraph-properties fo:padding="0in" fo:border="none"/>
    </style:style>
    <style:style style:name="P15" style:family="paragraph" style:parent-style-name="Standard" style:list-style-name="L2">
      <style:paragraph-properties fo:padding="0in" fo:border="none"/>
      <style:text-properties officeooo:rsid="0009dd39" officeooo:paragraph-rsid="0009dd39"/>
    </style:style>
    <style:style style:name="P16" style:family="paragraph" style:parent-style-name="Standard">
      <style:paragraph-properties fo:padding="0in" fo:border="none"/>
      <style:text-properties officeooo:rsid="0009dd39" officeooo:paragraph-rsid="0009dd39"/>
    </style:style>
    <style:style style:name="P17" style:family="paragraph" style:parent-style-name="Standard" style:master-page-name="First_20_Page">
      <style:paragraph-properties fo:margin-top="0in" fo:margin-bottom="0in" loext:contextual-spacing="false" fo:line-height="100%" style:page-number="1" fo:padding="0in" fo:border="none"/>
      <style:text-properties fo:font-size="20pt" officeooo:paragraph-rsid="0007ef0a" style:font-size-asian="20pt" style:font-size-complex="20pt"/>
    </style:style>
    <style:style style:name="P18" style:family="paragraph" style:parent-style-name="Standard" style:list-style-name="WWNum1">
      <style:paragraph-properties fo:margin-left="0.5in" fo:margin-right="0in" fo:margin-top="0.139in" fo:margin-bottom="0in" loext:contextual-spacing="false" fo:line-height="100%" fo:text-indent="-0.25in" style:auto-text-indent="false" fo:padding="0in" fo:border="none"/>
      <style:text-properties officeooo:paragraph-rsid="0007ef0a"/>
    </style:style>
    <style:style style:name="P19" style:family="paragraph" style:parent-style-name="Standard" style:list-style-name="WWNum1">
      <style:paragraph-properties fo:margin-left="0.5in" fo:margin-right="0in" fo:margin-top="0.139in" fo:margin-bottom="0in" loext:contextual-spacing="false" fo:line-height="100%" fo:text-indent="-0.25in" style:auto-text-indent="false" fo:padding="0in" fo:border="none"/>
      <style:text-properties officeooo:rsid="0007ef0a" officeooo:paragraph-rsid="0007ef0a"/>
    </style:style>
    <style:style style:name="P20" style:family="paragraph" style:parent-style-name="Standard" style:list-style-name="L2">
      <style:paragraph-properties fo:margin-left="0in" fo:margin-right="0in" fo:text-indent="0in" style:auto-text-indent="false" fo:padding="0in" fo:border="none"/>
      <style:text-properties officeooo:rsid="0007ef0a" officeooo:paragraph-rsid="0007ef0a"/>
    </style:style>
    <style:style style:name="P21" style:family="paragraph" style:parent-style-name="Standard" style:list-style-name="L2">
      <style:paragraph-properties fo:margin-left="0in" fo:margin-right="0in" fo:text-indent="0in" style:auto-text-indent="false" fo:padding="0in" fo:border="none"/>
      <style:text-properties officeooo:rsid="0007ef0a" officeooo:paragraph-rsid="0009dd39"/>
    </style:style>
    <style:style style:name="P22" style:family="paragraph" style:parent-style-name="Standard">
      <style:paragraph-properties fo:margin-left="0.5in" fo:margin-right="0in" fo:text-indent="0in" style:auto-text-indent="false" fo:padding="0in" fo:border="none"/>
    </style:style>
    <style:style style:name="T1" style:family="text">
      <style:text-properties fo:color="#e01b84" fo:font-size="12pt" style:font-size-asian="12pt" style:font-size-complex="12pt"/>
    </style:style>
    <style:style style:name="T2" style:family="text">
      <style:text-properties fo:color="#6d64e8" fo:font-weight="bold" officeooo:rsid="0007ef0a" style:font-weight-asian="bold"/>
    </style:style>
    <style:style style:name="T3" style:family="text">
      <style:text-properties officeooo:rsid="0007ef0a"/>
    </style:style>
    <style:style style:name="T4" style:family="text">
      <style:text-properties officeooo:rsid="0009dd39"/>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Jondob Games</text:span></text:p>
      <text:p text:style-name="P7">Great Wall</text:p>
      <text:p text:style-name="P8">Core Systems</text:p>
      <text:p text:style-name="P9">Summary</text:p>
      <text:p text:style-name="P12">You play as a teacher, in a terrorist controlled area that is also plauged by natural desaster, your goal is to guide your students and teach them to both survive, and grow up into proper decent human beings.</text:p>
      <text:p text:style-name="P4"><text:bookmark text:name="_ogp52fyi6djo"/>Goals</text:p>
      <text:list xml:id="list3377514013" text:style-name="WWNum1">
        <text:list-item>
          <text:p text:style-name="P18"><text:span text:style-name="T3">Interact with students and help them grow up as people, and teach them the good behaviors.</text:span></text:p>
        </text:list-item>
        <text:list-item>
          <text:p text:style-name="P19">Guide students to survive, through teaching them to build life essentials, and teaching them to work with each other.</text:p>
        </text:list-item>
      </text:list>
      <text:p text:style-name="P9">Dangers</text:p>
      <text:list xml:id="list702415529" text:style-name="L1">
        <text:list-item>
          <text:p text:style-name="P14"><text:tab/><text:span text:style-name="T3">Harsh Weather:</text:span><text:span text:style-name="T4">Sunny Hot Dry</text:span><text:span text:style-name="T3"> , Rain, Wind Storms, Floods, Cold, and too hot weather.</text:span></text:p>
        </text:list-item>
        <text:list-item>
          <text:p text:style-name="P13">Terrorists in the area.</text:p>
        </text:list-item>
        <text:list-item>
          <text:p text:style-name="P13">Hunger/HP.</text:p>
        </text:list-item>
      </text:list>
      <text:p text:style-name="P9">Harsh Weather</text:p>
      <text:list xml:id="list2651964667" text:style-name="L2">
        <text:list-header>
          <text:p text:style-name="P20">To avoid and survive through harsh weather</text:p>
        </text:list-header>
        <text:list-item>
          <text:p text:style-name="P15">Clothes Based On Weather</text:p>
        </text:list-item>
        <text:list-item>
          <text:p text:style-name="P15">Building Barricades</text:p>
        </text:list-item>
      </text:list>
      <text:p text:style-name="P16"/>
      <text:p text:style-name="P16"/>
      <text:p text:style-name="P10"><text:soft-page-break/>Terrorists</text:p>
      <text:list xml:id="list110244336986931" text:continue-numbering="true" text:style-name="L2">
        <text:list-header>
          <text:p text:style-name="P21">To avoid and </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5555in" fo:margin-bottom="0in" loext:contextual-spacing="false" fo:line-height="100%" fo:padding="0in" fo:border="none"/>
    </style:style>
    <style:style style:name="MP2" style:family="paragraph" style:parent-style-name="Standard">
      <style:paragraph-properties fo:margin-top="0.139in" fo:margin-bottom="1in" loext:contextual-spacing="false" fo:line-height="100%" fo:padding="0in" fo:border="none"/>
    </style:style>
    <style:style style:name="MP3" style:family="paragraph" style:parent-style-name="Standard">
      <style:paragraph-properties fo:text-align="end" style:justify-single-word="false" fo:padding="0in" fo:border="none"/>
    </style:style>
    <style:style style:name="MP4" style:family="paragraph" style:parent-style-name="Standard">
      <style:paragraph-properties fo:margin-left="-0.0102in" fo:margin-right="0in" fo:margin-top="0.139in" fo:margin-bottom="1in" loext:contextual-spacing="false" fo:line-height="100%" fo:text-indent="0in" style:auto-text-indent="false"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2</text:page-number><text:span text:style-name="MT1"><text:s/></text:span><draw:frame draw:style-name="Mfr1" draw:name="image1.png" text:anchor-type="char" svg:x="6.2602in" svg:y="-0.0728in" svg:width="1.25in" svg:height="1.25in" draw:z-index="1"><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161in" svg:height="1.1598in" draw:z-index="0"><draw:image xlink:href="Pictures/10000201000007ED0000011726132DA9089DBE98.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5.0102in" svg:y="-0.0728in" svg:width="2.4953in" svg:height="2.4953in" draw:z-index="3"><draw:image xlink:href="Pictures/100002010000032000000320ECC818814749F57D.png" xlink:type="simple" xlink:show="embed" xlink:actuate="onLoad" loext:mime-type="image/png"/><svg:desc>corner graphic</svg:desc></draw:frame></text:p>
      </style:header>
      <style:footer>
        <text:p text:style-name="MP4"><draw:frame draw:style-name="Mfr1" draw:name="image3.png" text:anchor-type="char" svg:x="-1.0102in" svg:y="0.198in" svg:width="8.5161in" svg:height="1.1598in" draw:z-index="2"><draw:image xlink:href="Pictures/10000201000007ED0000011726132DA9089DBE98.png" xlink:type="simple" xlink:show="embed" xlink:actuate="onLoad" loext:mime-type="image/png"/><svg:desc>footer graphic</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12T11:02:42.451668162</dc:date>
    <meta:editing-duration>PT4M38S</meta:editing-duration>
    <meta:editing-cycles>1</meta:editing-cycles>
    <meta:document-statistic meta:table-count="0" meta:image-count="4" meta:object-count="0" meta:page-count="2" meta:paragraph-count="19" meta:word-count="128" meta:character-count="722" meta:non-whitespace-character-count="617"/>
  </office:meta>
</office:document-meta>
</file>